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 Color Emoji" svg:font-family="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32cm" table:align="left"/>
    </style:style>
    <style:style style:name="Tabla1.A" style:family="table-column">
      <style:table-column-properties style:column-width="2.256cm"/>
    </style:style>
    <style:style style:name="Tabla1.B" style:family="table-column">
      <style:table-column-properties style:column-width="3.676cm"/>
    </style:style>
    <style:style style:name="Tabla1.C" style:family="table-column">
      <style:table-column-properties style:column-width="2.187cm"/>
    </style:style>
    <style:style style:name="Tabla1.D" style:family="table-column">
      <style:table-column-properties style:column-width="5.232cm"/>
    </style:style>
    <style:style style:name="Tabla1.E" style:family="table-column">
      <style:table-column-properties style:column-width="2.969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6.103cm" table:align="left"/>
    </style:style>
    <style:style style:name="Tabla2.A" style:family="table-column">
      <style:table-column-properties style:column-width="1.034cm"/>
    </style:style>
    <style:style style:name="Tabla2.B" style:family="table-column">
      <style:table-column-properties style:column-width="1.383cm"/>
    </style:style>
    <style:style style:name="Tabla2.C" style:family="table-column">
      <style:table-column-properties style:column-width="3.687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1">
      <style:paragraph-properties fo:margin-top="0cm" fo:margin-bottom="0cm" style:contextual-spacing="false"/>
    </style:style>
    <style:style style:name="P24" style:family="paragraph" style:parent-style-name="Text_20_body" style:list-style-name="L2">
      <style:paragraph-properties fo:margin-top="0cm" fo:margin-bottom="0cm" style:contextual-spacing="false"/>
    </style:style>
    <style:style style:name="P25" style:family="paragraph" style:parent-style-name="Text_20_body" style:list-style-name="L3">
      <style:paragraph-properties fo:margin-top="0cm" fo:margin-bottom="0cm" style:contextual-spacing="false"/>
    </style:style>
    <style:style style:name="P26" style:family="paragraph" style:parent-style-name="Text_20_body" style:list-style-name="L4">
      <style:paragraph-properties fo:margin-top="0cm" fo:margin-bottom="0cm" style:contextual-spacing="false"/>
    </style:style>
    <style:style style:name="P27" style:family="paragraph" style:parent-style-name="Text_20_body" style:list-style-name="L5">
      <style:paragraph-properties fo:margin-top="0cm" fo:margin-bottom="0cm" style:contextual-spacing="false"/>
    </style:style>
    <style:style style:name="P28" style:family="paragraph" style:parent-style-name="Text_20_body" style:list-style-name="L6">
      <style:paragraph-properties fo:margin-top="0cm" fo:margin-bottom="0cm" style:contextual-spacing="false"/>
    </style:style>
    <style:style style:name="P29" style:family="paragraph" style:parent-style-name="Text_20_body" style:list-style-name="L7">
      <style:paragraph-properties fo:margin-top="0cm" fo:margin-bottom="0cm" style:contextual-spacing="false"/>
    </style:style>
    <style:style style:name="P30" style:family="paragraph" style:parent-style-name="Text_20_body" style:list-style-name="L8">
      <style:paragraph-properties fo:margin-top="0cm" fo:margin-bottom="0cm" style:contextual-spacing="false"/>
    </style:style>
    <style:style style:name="P31" style:family="paragraph" style:parent-style-name="Text_20_body" style:list-style-name="L9">
      <style:paragraph-properties fo:margin-top="0cm" fo:margin-bottom="0cm" style:contextual-spacing="false"/>
    </style:style>
    <style:style style:name="P32" style:family="paragraph" style:parent-style-name="Text_20_body" style:list-style-name="L10">
      <style:paragraph-properties fo:margin-top="0cm" fo:margin-bottom="0cm" style:contextual-spacing="false"/>
    </style:style>
    <style:style style:name="P33" style:family="paragraph" style:parent-style-name="Text_20_body" style:list-style-name="L11">
      <style:paragraph-properties fo:margin-top="0cm" fo:margin-bottom="0cm" style:contextual-spacing="false"/>
    </style:style>
    <style:style style:name="P34" style:family="paragraph" style:parent-style-name="Text_20_body" style:list-style-name="L12">
      <style:paragraph-properties fo:margin-top="0cm" fo:margin-bottom="0cm" style:contextual-spacing="false"/>
    </style:style>
    <style:style style:name="P35" style:family="paragraph" style:parent-style-name="Text_20_body" style:list-style-name="L13">
      <style:paragraph-properties fo:margin-top="0cm" fo:margin-bottom="0cm" style:contextual-spacing="false"/>
    </style:style>
    <style:style style:name="P36" style:family="paragraph" style:parent-style-name="Text_20_body" style:list-style-name="L14">
      <style:paragraph-properties fo:margin-top="0cm" fo:margin-bottom="0cm" style:contextual-spacing="false"/>
    </style:style>
    <style:style style:name="P37" style:family="paragraph" style:parent-style-name="Text_20_body" style:list-style-name="L15">
      <style:paragraph-properties fo:margin-top="0cm" fo:margin-bottom="0cm" style:contextual-spacing="false"/>
    </style:style>
    <style:style style:name="P38" style:family="paragraph" style:parent-style-name="Text_20_body" style:list-style-name="L16">
      <style:paragraph-properties fo:margin-top="0cm" fo:margin-bottom="0cm" style:contextual-spacing="false"/>
    </style:style>
    <style:style style:name="P39" style:family="paragraph" style:parent-style-name="Text_20_body" style:list-style-name="L17">
      <style:paragraph-properties fo:margin-top="0cm" fo:margin-bottom="0cm" style:contextual-spacing="false"/>
    </style:style>
    <style:style style:name="P40" style:family="paragraph" style:parent-style-name="Text_20_body" style:list-style-name="L18">
      <style:paragraph-properties fo:margin-top="0cm" fo:margin-bottom="0cm" style:contextual-spacing="false"/>
    </style:style>
    <style:style style:name="P41" style:family="paragraph" style:parent-style-name="Text_20_body" style:list-style-name="L19">
      <style:paragraph-properties fo:margin-top="0cm" fo:margin-bottom="0cm" style:contextual-spacing="false"/>
    </style:style>
    <style:style style:name="P42" style:family="paragraph" style:parent-style-name="Text_20_body" style:list-style-name="L20">
      <style:paragraph-properties fo:margin-top="0cm" fo:margin-bottom="0cm" style:contextual-spacing="false"/>
    </style:style>
    <style:style style:name="P43" style:family="paragraph" style:parent-style-name="Text_20_body" style:list-style-name="L21">
      <style:paragraph-properties fo:margin-top="0cm" fo:margin-bottom="0cm" style:contextual-spacing="false"/>
    </style:style>
    <style:style style:name="P44" style:family="paragraph" style:parent-style-name="Text_20_body" style:list-style-name="L22">
      <style:paragraph-properties fo:margin-top="0cm" fo:margin-bottom="0cm" style:contextual-spacing="false"/>
    </style:style>
    <style:style style:name="T1" style:family="text">
      <style:text-properties style:font-name="Apple Color Emoji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📘 ESTRUCTURA COMPLETA DE LA MEMORIA</text:h>
      <text:h text:style-name="Heading_20_2" text:outline-level="2">StreamMetrics – Plataforma de Analítica de Comportamiento en Servicios de Streaming</text:h>
      <text:p text:style-name="Horizontal_20_Line"/>
      <text:h text:style-name="Heading_20_1" text:outline-level="1"><text:span text:style-name="T1">1️⃣</text:span> <text:s/>Portada</text:h>
      <text:list xml:id="list3206696949" text:style-name="L1">
        <text:list-item>
          <text:p text:style-name="P23">Logo del centro </text:p>
        </text:list-item>
        <text:list-item>
          <text:p text:style-name="P23">Nombre del ciclo </text:p>
        </text:list-item>
        <text:list-item>
          <text:p text:style-name="P23">Módulo: Proyecto Intermodular </text:p>
        </text:list-item>
        <text:list-item>
          <text:p text:style-name="P23">Título del proyecto </text:p>
        </text:list-item>
        <text:list-item>
          <text:p text:style-name="P23">Tu nombre completo </text:p>
        </text:list-item>
        <text:list-item>
          <text:p text:style-name="P23">Curso académico </text:p>
        </text:list-item>
        <text:list-item>
          <text:p text:style-name="P1">Tutor </text:p>
        </text:list-item>
      </text:list>
      <text:p text:style-name="Horizontal_20_Line"/>
      <text:h text:style-name="Heading_20_1" text:outline-level="1"><text:span text:style-name="T1">2️⃣</text:span> <text:s/>Índice</text:h>
      <text:p text:style-name="Text_20_body">Generado automáticamente en Word.</text:p>
      <text:p text:style-name="Horizontal_20_Line"/>
      <text:h text:style-name="Heading_20_1" text:outline-level="1"><text:span text:style-name="T1">3️⃣</text:span> <text:s/>Abstract (15–20 líneas en inglés)</text:h>
      <text:p text:style-name="Text_20_body">Resumen técnico claro:</text:p>
      <text:list xml:id="list2165622325" text:style-name="L2">
        <text:list-item>
          <text:p text:style-name="P24">What it is </text:p>
        </text:list-item>
        <text:list-item>
          <text:p text:style-name="P24">Why it exists </text:p>
        </text:list-item>
        <text:list-item>
          <text:p text:style-name="P24">Technologies used </text:p>
        </text:list-item>
        <text:list-item>
          <text:p text:style-name="P2">Main objectives </text:p>
        </text:list-item>
      </text:list>
      <text:p text:style-name="Horizontal_20_Line"/>
      <text:h text:style-name="Heading_20_1" text:outline-level="1"><text:span text:style-name="T1">4️⃣</text:span> <text:s/>Resumen y Objetivos</text:h>
      <text:h text:style-name="Heading_20_2" text:outline-level="2">4.1 Resumen del proyecto</text:h>
      <text:p text:style-name="Text_20_body">Explicación general:</text:p>
      <text:list xml:id="list531464105" text:style-name="L3">
        <text:list-item>
          <text:p text:style-name="P25">Contexto </text:p>
        </text:list-item>
        <text:list-item>
          <text:p text:style-name="P25">Enfoque </text:p>
        </text:list-item>
        <text:list-item>
          <text:p text:style-name="P3"><text:soft-page-break/>Valor diferencial </text:p>
        </text:list-item>
      </text:list>
      <text:h text:style-name="Heading_20_2" text:outline-level="2">4.2 Objetivo general</text:h>
      <text:h text:style-name="Heading_20_2" text:outline-level="2">4.3 Objetivos específicos</text:h>
      <text:p text:style-name="Text_20_body">Aquí puedes meter objetivos medibles tipo:</text:p>
      <text:list xml:id="list2267255536" text:style-name="L4">
        <text:list-item>
          <text:p text:style-name="P26">Implementar sistema de registro de eventos </text:p>
        </text:list-item>
        <text:list-item>
          <text:p text:style-name="P26">Generar métricas con consultas SQL </text:p>
        </text:list-item>
        <text:list-item>
          <text:p text:style-name="P26">Desarrollar dashboard visual </text:p>
        </text:list-item>
        <text:list-item>
          <text:p text:style-name="P4">Garantizar autenticación segura </text:p>
        </text:list-item>
      </text:list>
      <text:p text:style-name="Horizontal_20_Line"/>
      <text:h text:style-name="Heading_20_1" text:outline-level="1"><text:span text:style-name="T1">5️⃣</text:span> <text:s/>Antecedentes</text:h>
      <text:p text:style-name="Text_20_body">Aquí es donde puedes lucirte.</text:p>
      <text:h text:style-name="Heading_20_2" text:outline-level="2">5.1 Plataformas de streaming actuales</text:h>
      <text:p text:style-name="Text_20_body">Breve análisis de:</text:p>
      <text:list xml:id="list1784961160" text:style-name="L5">
        <text:list-item>
          <text:p text:style-name="P27">Netflix </text:p>
        </text:list-item>
        <text:list-item>
          <text:p text:style-name="P27">Amazon Prime </text:p>
        </text:list-item>
        <text:list-item>
          <text:p text:style-name="P5">Disney+ </text:p>
        </text:list-item>
      </text:list>
      <text:h text:style-name="Heading_20_2" text:outline-level="2">5.2 Sistemas de analítica digital</text:h>
      <text:list xml:id="list3741834029" text:style-name="L6">
        <text:list-item>
          <text:p text:style-name="P28">Google Analytics </text:p>
        </text:list-item>
        <text:list-item>
          <text:p text:style-name="P28">Mixpanel </text:p>
        </text:list-item>
        <text:list-item>
          <text:p text:style-name="P6">Amplitude </text:p>
        </text:list-item>
      </text:list>
      <text:h text:style-name="Heading_20_2" text:outline-level="2">5.3 Comparativa</text:h>
      <text:p text:style-name="Text_20_body">Tabla comparativa tipo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 table:style-name="TableLine2437221923088">
            <table:table-cell table:style-name="Tabla1.A1" office:value-type="string">
              <text:p text:style-name="Table_20_Heading">Plataforma</text:p>
            </table:table-cell>
            <table:table-cell table:style-name="Tabla1.A1" office:value-type="string">
              <text:p text:style-name="Table_20_Heading">Registro de eventos</text:p>
            </table:table-cell>
            <table:table-cell table:style-name="Tabla1.A1" office:value-type="string">
              <text:p text:style-name="Table_20_Heading">Dashboard</text:p>
            </table:table-cell>
            <table:table-cell table:style-name="Tabla1.A1" office:value-type="string">
              <text:p text:style-name="Table_20_Heading">Análisis de comportamiento</text:p>
            </table:table-cell>
            <table:table-cell table:style-name="Tabla1.A1" office:value-type="string">
              <text:p text:style-name="Table_20_Heading">Sistema propio</text:p>
            </table:table-cell>
          </table:table-row>
        </table:table-header-rows>
      </table:table>
      <text:p text:style-name="Text_20_body">Y explicas qué cubre tu proyecto.</text:p>
      <text:p text:style-name="Text_20_body">Esto suma puntos en CE2 y CE4.</text:p>
      <text:p text:style-name="Horizontal_20_Line"/>
      <text:h text:style-name="Heading_20_1" text:outline-level="1"><text:span text:style-name="T1">6️⃣</text:span> <text:s/>Análisis y Especificación de Requisitos</text:h>
      <text:h text:style-name="Heading_20_2" text:outline-level="2">6.1 Requisitos funcionales</text:h>
      <text:p text:style-name="Text_20_body">Ejemplos:</text:p>
      <text:list xml:id="list3700726234" text:style-name="L7">
        <text:list-item>
          <text:p text:style-name="P29"><text:soft-page-break/>RF1: El sistema debe permitir el registro de usuarios. </text:p>
        </text:list-item>
        <text:list-item>
          <text:p text:style-name="P29">RF2: El sistema debe registrar eventos de interacción. </text:p>
        </text:list-item>
        <text:list-item>
          <text:p text:style-name="P29">RF3: El sistema debe generar métricas agregadas. </text:p>
        </text:list-item>
        <text:list-item>
          <text:p text:style-name="P7">RF4: El sistema debe mostrar estadísticas en un dashboard. </text:p>
        </text:list-item>
      </text:list>
      <text:h text:style-name="Heading_20_2" text:outline-level="2">6.2 Requisitos no funcionales</text:h>
      <text:list xml:id="list3717737866" text:style-name="L8">
        <text:list-item>
          <text:p text:style-name="P30">Seguridad mediante JWT </text:p>
        </text:list-item>
        <text:list-item>
          <text:p text:style-name="P30">Persistencia en base de datos relacional </text:p>
        </text:list-item>
        <text:list-item>
          <text:p text:style-name="P30">Interfaz clara y usable </text:p>
        </text:list-item>
        <text:list-item>
          <text:p text:style-name="P8">Código modular </text:p>
        </text:list-item>
      </text:list>
      <text:h text:style-name="Heading_20_2" text:outline-level="2">6.3 Diagramas</text:h>
      <text:p text:style-name="Text_20_body">Aquí puedes incluir:</text:p>
      <text:list xml:id="list2958692051" text:style-name="L9">
        <text:list-item>
          <text:p text:style-name="P31">Diagrama de casos de uso </text:p>
        </text:list-item>
        <text:list-item>
          <text:p text:style-name="P31">Diagrama entidad-relación </text:p>
        </text:list-item>
        <text:list-item>
          <text:p text:style-name="P9">Diagrama de arquitectura </text:p>
        </text:list-item>
      </text:list>
      <text:p text:style-name="Text_20_body">Esto te da muchos puntos en “Propuesta de solución”.</text:p>
      <text:p text:style-name="Horizontal_20_Line"/>
      <text:h text:style-name="Heading_20_1" text:outline-level="1"><text:span text:style-name="T1">7️⃣</text:span> <text:s/>Propuesta de Solución</text:h>
      <text:h text:style-name="Heading_20_2" text:outline-level="2">7.1 Arquitectura del sistema</text:h>
      <text:p text:style-name="Text_20_body">Explicación cliente-servidor.</text:p>
      <text:p text:style-name="Text_20_body">Diagrama simple:</text:p>
      <text:p text:style-name="Text_20_body">Frontend → API REST → MySQL</text:p>
      <text:h text:style-name="Heading_20_2" text:outline-level="2">7.2 Diseño de base de datos</text:h>
      <text:p text:style-name="Text_20_body">Tablas y relaciones.</text:p>
      <text:p text:style-name="Text_20_body">Modelo E/R.</text:p>
      <text:h text:style-name="Heading_20_2" text:outline-level="2">7.3 Diseño del frontend</text:h>
      <text:list xml:id="list831102585" text:style-name="L10">
        <text:list-item>
          <text:p text:style-name="P32">Estructura de páginas </text:p>
        </text:list-item>
        <text:list-item>
          <text:p text:style-name="P32">Componentes principales </text:p>
        </text:list-item>
        <text:list-item>
          <text:p text:style-name="P10">Flujo de navegación </text:p>
        </text:list-item>
      </text:list>
      <text:h text:style-name="Heading_20_2" text:outline-level="2">7.4 Justificación tecnológica</text:h>
      <text:p text:style-name="Text_20_body">Por qué:</text:p>
      <text:list xml:id="list1118925688" text:style-name="L11">
        <text:list-item>
          <text:p text:style-name="P33"><text:soft-page-break/>Node </text:p>
        </text:list-item>
        <text:list-item>
          <text:p text:style-name="P33">Express </text:p>
        </text:list-item>
        <text:list-item>
          <text:p text:style-name="P33">MySQL </text:p>
        </text:list-item>
        <text:list-item>
          <text:p text:style-name="P11">JS Vanilla </text:p>
        </text:list-item>
      </text:list>
      <text:p text:style-name="Text_20_body">Aquí justificas simplicidad, control y adecuación al nivel DAW.</text:p>
      <text:p text:style-name="Horizontal_20_Line"/>
      <text:h text:style-name="Heading_20_1" text:outline-level="1"><text:span text:style-name="T1">8️⃣</text:span> <text:s/>Plan de Trabajo</text:h>
      <text:h text:style-name="Heading_20_2" text:outline-level="2">8.1 Planificación inicial</text:h>
      <text:p text:style-name="Text_20_body">Tabla tipo: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 table:style-name="TableLine2437234863840">
            <table:table-cell table:style-name="Tabla2.A1" office:value-type="string">
              <text:p text:style-name="Table_20_Heading">Fase</text:p>
            </table:table-cell>
            <table:table-cell table:style-name="Tabla2.A1" office:value-type="string">
              <text:p text:style-name="Table_20_Heading">Tareas</text:p>
            </table:table-cell>
            <table:table-cell table:style-name="Tabla2.A1" office:value-type="string">
              <text:p text:style-name="Table_20_Heading">Duración estimada</text:p>
            </table:table-cell>
          </table:table-row>
        </table:table-header-rows>
      </table:table>
      <text:h text:style-name="Heading_20_2" text:outline-level="2">8.2 Planificación real</text:h>
      <text:p text:style-name="Text_20_body">Comparación:</text:p>
      <text:list xml:id="list2544290626" text:style-name="L12">
        <text:list-item>
          <text:p text:style-name="P34">Qué se retrasó </text:p>
        </text:list-item>
        <text:list-item>
          <text:p text:style-name="P12">Qué fue más rápido </text:p>
        </text:list-item>
      </text:list>
      <text:p text:style-name="Text_20_body">Esto suma puntos en RA5.</text:p>
      <text:p text:style-name="Horizontal_20_Line"/>
      <text:h text:style-name="Heading_20_1" text:outline-level="1"><text:span text:style-name="T1">9️⃣</text:span> <text:s/>Desarrollo de la Solución</text:h>
      <text:p text:style-name="Text_20_body">Aquí documentas lo que hiciste.</text:p>
      <text:h text:style-name="Heading_20_2" text:outline-level="2">9.1 Backend</text:h>
      <text:list xml:id="list4109327327" text:style-name="L13">
        <text:list-item>
          <text:p text:style-name="P35">Estructura del proyecto </text:p>
        </text:list-item>
        <text:list-item>
          <text:p text:style-name="P35">Endpoints </text:p>
        </text:list-item>
        <text:list-item>
          <text:p text:style-name="P35">Middleware </text:p>
        </text:list-item>
        <text:list-item>
          <text:p text:style-name="P13">Gestión de errores </text:p>
        </text:list-item>
      </text:list>
      <text:h text:style-name="Heading_20_2" text:outline-level="2">9.2 Frontend</text:h>
      <text:list xml:id="list744176979" text:style-name="L14">
        <text:list-item>
          <text:p text:style-name="P36">Organización JS </text:p>
        </text:list-item>
        <text:list-item>
          <text:p text:style-name="P36">Comunicación con API </text:p>
        </text:list-item>
        <text:list-item>
          <text:p text:style-name="P14">Gestión de estado </text:p>
        </text:list-item>
      </text:list>
      <text:h text:style-name="Heading_20_2" text:outline-level="2">9.3 Sistema de eventos</text:h>
      <text:list xml:id="list1667341494" text:style-name="L15">
        <text:list-item>
          <text:p text:style-name="P37">Estructura del evento </text:p>
        </text:list-item>
        <text:list-item>
          <text:p text:style-name="P37">Ejemplo JSON </text:p>
        </text:list-item>
        <text:list-item>
          <text:p text:style-name="P15">Lógica de almacenamiento </text:p>
        </text:list-item>
      </text:list>
      <text:h text:style-name="Heading_20_2" text:outline-level="2"><text:soft-page-break/>9.4 Consultas analíticas</text:h>
      <text:p text:style-name="Text_20_body">Explicas SQL:</text:p>
      <text:p text:style-name="Text_20_body">Ejemplo:</text:p>
      <text:list xml:id="list1823868252" text:style-name="L16">
        <text:list-item>
          <text:p text:style-name="P38">Usuarios activos por día </text:p>
        </text:list-item>
        <text:list-item>
          <text:p text:style-name="P38">Conteo por tipo de evento </text:p>
        </text:list-item>
        <text:list-item>
          <text:p text:style-name="P16">Top títulos </text:p>
        </text:list-item>
      </text:list>
      <text:p text:style-name="Text_20_body">Este apartado te da muchísimos puntos.</text:p>
      <text:p text:style-name="Horizontal_20_Line"/>
      <text:h text:style-name="Heading_20_1" text:outline-level="1">🔟 Despliegue e Instalación</text:h>
      <text:p text:style-name="Text_20_body">Muy importante (vale 10%).</text:p>
      <text:h text:style-name="Heading_20_2" text:outline-level="2">10.1 Requisitos mínimos</text:h>
      <text:list xml:id="list2593907818" text:style-name="L17">
        <text:list-item>
          <text:p text:style-name="P39">Node versión X </text:p>
        </text:list-item>
        <text:list-item>
          <text:p text:style-name="P39">MySQL versión X </text:p>
        </text:list-item>
        <text:list-item>
          <text:p text:style-name="P17">Navegador moderno </text:p>
        </text:list-item>
      </text:list>
      <text:h text:style-name="Heading_20_2" text:outline-level="2">10.2 Instalación paso a paso</text:h>
      <text:list xml:id="list3408472589" text:style-name="L18">
        <text:list-item>
          <text:p text:style-name="P40">Clonar repositorio </text:p>
        </text:list-item>
        <text:list-item>
          <text:p text:style-name="P40">npm install </text:p>
        </text:list-item>
        <text:list-item>
          <text:p text:style-name="P40">Crear base de datos </text:p>
        </text:list-item>
        <text:list-item>
          <text:p text:style-name="P40">Ejecutar script SQL </text:p>
        </text:list-item>
        <text:list-item>
          <text:p text:style-name="P18">npm start </text:p>
        </text:list-item>
      </text:list>
      <text:h text:style-name="Heading_20_2" text:outline-level="2">10.3 Variables de entorno</text:h>
      <text:h text:style-name="Heading_20_2" text:outline-level="2">10.4 Plan de contingencia</text:h>
      <text:list xml:id="list2366775399" text:style-name="L19">
        <text:list-item>
          <text:p text:style-name="P41">Copia de seguridad de base de datos </text:p>
        </text:list-item>
        <text:list-item>
          <text:p text:style-name="P19">Exportación SQL </text:p>
        </text:list-item>
      </text:list>
      <text:p text:style-name="Horizontal_20_Line"/>
      <text:h text:style-name="Heading_20_1" text:outline-level="1"><text:span text:style-name="T1">1️⃣1️⃣</text:span> Evolución y Trabajo Futuro</text:h>
      <text:p text:style-name="Text_20_body">Aquí puedes quedar como un señor:</text:p>
      <text:list xml:id="list684709031" text:style-name="L20">
        <text:list-item>
          <text:p text:style-name="P42">Motor de recomendaciones </text:p>
        </text:list-item>
        <text:list-item>
          <text:p text:style-name="P42">Segmentación avanzada </text:p>
        </text:list-item>
        <text:list-item>
          <text:p text:style-name="P42">Retención por cohortes </text:p>
        </text:list-item>
        <text:list-item>
          <text:p text:style-name="P42">Sistema de roles </text:p>
        </text:list-item>
        <text:list-item>
          <text:p text:style-name="P42"><text:soft-page-break/>Escalabilidad con Docker </text:p>
        </text:list-item>
        <text:list-item>
          <text:p text:style-name="P20">Deploy en cloud </text:p>
        </text:list-item>
      </text:list>
      <text:p text:style-name="Text_20_body">Esto suma en RA7.</text:p>
      <text:p text:style-name="Horizontal_20_Line"/>
      <text:h text:style-name="Heading_20_1" text:outline-level="1"><text:span text:style-name="T1">1️⃣2️⃣</text:span> Conclusiones</text:h>
      <text:p text:style-name="Text_20_body">Reflexión:</text:p>
      <text:list xml:id="list3681197121" text:style-name="L21">
        <text:list-item>
          <text:p text:style-name="P43">Qué has aprendido </text:p>
        </text:list-item>
        <text:list-item>
          <text:p text:style-name="P43">Dificultades </text:p>
        </text:list-item>
        <text:list-item>
          <text:p text:style-name="P21">Resultado final </text:p>
        </text:list-item>
      </text:list>
      <text:p text:style-name="Horizontal_20_Line"/>
      <text:h text:style-name="Heading_20_1" text:outline-level="1"><text:span text:style-name="T1">1️⃣3️⃣</text:span> Bibliografía (APA)</text:h>
      <text:list xml:id="list930247094" text:style-name="L22">
        <text:list-item>
          <text:p text:style-name="P44">Documentación oficial de Express </text:p>
        </text:list-item>
        <text:list-item>
          <text:p text:style-name="P44">Documentación MySQL </text:p>
        </text:list-item>
        <text:list-item>
          <text:p text:style-name="P44">Artículos sobre Product Analytics </text:p>
        </text:list-item>
        <text:list-item>
          <text:p text:style-name="P44">MDN </text:p>
        </text:list-item>
        <text:list-item>
          <text:p text:style-name="P22">JWT documentation </text:p>
        </text:list-item>
      </text:list>
      <text:p text:style-name="Text_20_body">Todo referenciad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 Color Emoji" svg:font-family="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7T20:37:15.407000000</meta:creation-date>
    <meta:generator>LibreOffice/7.1.0.3$Windows_X86_64 LibreOffice_project/f6099ecf3d29644b5008cc8f48f42f4a40986e4c</meta:generator>
    <dc:date>2026-04-07T20:40:28.986000000</dc:date>
    <meta:editing-duration>PT3M14S</meta:editing-duration>
    <meta:editing-cycles>1</meta:editing-cycles>
    <meta:document-statistic meta:table-count="2" meta:image-count="0" meta:object-count="0" meta:page-count="6" meta:paragraph-count="158" meta:word-count="595" meta:character-count="3553" meta:non-whitespace-character-count="3107"/>
  </office:meta>
</office:document-meta>
</file>